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xml:id="id2" draw:id="id2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1" draw:id="id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onnector draw:style-name="gr3" draw:text-style-name="P1" draw:layer="layout" draw:type="curve" svg:x1="3.112cm" svg:y1="8.665cm" svg:x2="3.113cm" svg:y2="6.064cm" draw:start-shape="id1" draw:start-glue-point="6" draw:end-shape="id2" draw:end-glue-point="6" svg:d="M3112 8665c-753 0-753-2601 1-2601" svg:viewBox="0 0 567 2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53:04.337465908</dc:date>
    <dc:creator>elucterio </dc:creator>
    <meta:editing-duration>PT32M45S</meta:editing-duration>
    <meta:editing-cycles>11</meta:editing-cycles>
    <meta:generator>LibreOffice/4.2.8.2$Linux_X86_64 LibreOffice_project/420m0$Build-2</meta:generator>
    <meta:document-statistic meta:object-count="7"/>
  </office:meta>
</office:document-meta>
</file>